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44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/>
          <table:table-cell table:style-name="ce1"/>
        </table:table-row>
        <table:table-row table:style-name="ro2">
          <table:table-cell table:number-columns-repeated="7"/>
          <table:table-cell table:style-name="ce1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4"/>
          <table:table-cell table:number-columns-repeated="5"/>
          <table:table-cell table:style-name="ce1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3" office:value-type="string" calcext:value-type="string">
            <text:p>#nodes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#clients</text:p>
          </table:table-cell>
          <table:table-cell table:style-name="ce4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4" office:value-type="string" calcext:value-type="string">
            <text:p>ms outcome (min, max, avg, std, percentiles[0.75,0.90,0.95,0.99])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184418 142.278133 9.721383225924699 5.926358489237035 [11.403317 14.9246385 17.787754 26.381152999999998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528241 4359.886589000001 43.739303660446495 248.5517045666151 [22.052081 27.19186 32.205413 648.096512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7437899999999997 108.64910599999999 9.772417285904694 5.183982888321738 [11.1370075 14.354854499999998 16.732266499999998 26.075964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273674000000002 4814.798832 47.58548771309585 308.4922468247932 [21.9388195 26.954821000000003 31.02691 71.107780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9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8.484499 335.13311000000004 87.36081692769085 29.4969830671423 [100.34113400000001 125.2503565 141.996367 180.217613999999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3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8.057723 5634.996666 416.25073459780054 758.0369361296199 [219.3165405 890.1516835000001 2333.1165775 3850.31065349999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9 (*)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7.523722 359.05632 88.97912018593814 27.285070138479607 [100.87827999999999 123.35046899999999 139.261841 183.083399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e 3 (*)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104.21262900000002 5337.247846 408.1270628713754 726.7891393057117 [221.4867395 845.5822925 2287.4772685 3724.6612479999994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EC SET </text:p>
          </table:table-cell>
          <table:table-cell office:value-type="string" calcext:value-type="string">
            <text:p>3 (different keys)</text:p>
          </table:table-cell>
          <table:table-cell office:value-type="string" calcext:value-type="string">
            <text:p>Same 9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01.23611 645.4341850000001 242.0575302866664 82.33211111890591 [276.41935800000005 342.04486999999995 416.03667300000006 511.316283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1" office:value-type="string" calcext:value-type="string">
            <text:p>EC GET</text:p>
          </table:table-cell>
          <table:table-cell office:value-type="string" calcext:value-type="string">
            <text:p>3 (different keys)</text:p>
          </table:table-cell>
          <table:table-cell office:value-type="string" calcext:value-type="string">
            <text:p>Same 3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oes on ERROR (too many KEY NOT FOUND)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920591 360.857975 15.226874377169526 16.761028466251837 [16.880164 26.1784 33.754839499999996 65.927547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4.435479 806.676565 88.14314707955486 58.61303886429148 [102.138112 141.37928849999997 177.44640199999998 298.434193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7664440000000001 70.39789 7.976106340999994 4.390813921002209 [9.07682 11.724214 13.903723999999999 22.840052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.892903999999998 2589.749742 101.52379682649848 157.24543989935094 [101.2341315 148.068403 195.9007605 946.5750465000001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K SET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00 x 9 = 127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038347 327.457548 16.869392438333318 10.33542917955578 [20.5878 26.664784 31.729773 46.67234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K GET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00 x 9 = 127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 table:number-rows-repeated="1048553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09T22:26:47.532296886</dc:date>
    <meta:editing-duration>PT1H1M41S</meta:editing-duration>
    <meta:editing-cycles>6</meta:editing-cycles>
    <meta:generator>LibreOffice/6.1.5.2$Linux_X86_64 LibreOffice_project/10$Build-2</meta:generator>
    <meta:document-statistic meta:table-count="1" meta:cell-count="142" meta:object-count="0"/>
  </office:meta>
</office:document-meta>
</file>